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4.524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8*"/>
    </style:style>
    <style:style style:name="Table3.B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3.097cm"/>
    </style:style>
    <style:style style:name="Table5.B" style:family="table-column">
      <style:table-column-properties style:column-width="3.9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8*"/>
    </style:style>
    <style:style style:name="Table11.B" style:family="table-column">
      <style:table-column-properties style:column-width="8.5cm" style:rel-column-width="3276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8*"/>
    </style:style>
    <style:style style:name="Table12.B" style:family="table-column">
      <style:table-column-properties style:column-width="8.5cm" style:rel-column-width="3276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8*"/>
    </style:style>
    <style:style style:name="Table10.B" style:family="table-column">
      <style:table-column-properties style:column-width="8.5cm" style:rel-column-width="3276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8*"/>
    </style:style>
    <style:style style:name="Table9.B" style:family="table-column">
      <style:table-column-properties style:column-width="8.5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4.393cm"/>
    </style:style>
    <style:style style:name="Table2.B" style:family="table-column">
      <style:table-column-properties style:column-width="2.6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8*"/>
    </style:style>
    <style:style style:name="Table6.B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124f82" officeooo:paragraph-rsid="00124f82" style:font-weight-asian="bold" style:font-weight-complex="bold"/>
    </style:style>
    <style:style style:name="P2" style:family="paragraph" style:parent-style-name="Standard">
      <style:text-properties fo:font-weight="bold" officeooo:rsid="00117b26" officeooo:paragraph-rsid="00117b26" style:font-weight-asian="bold" style:font-weight-complex="bold"/>
    </style:style>
    <style:style style:name="P3" style:family="paragraph" style:parent-style-name="Standard">
      <style:text-properties style:font-name="Liberation Serif" fo:font-size="11pt" officeooo:rsid="0034ffee" officeooo:paragraph-rsid="0034ffee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style:line-height-at-least="0.661cm" fo:orphans="2" fo:widows="2"/>
      <style:text-properties fo:font-variant="normal" fo:text-transform="none" fo:color="#000000" style:font-name="Open Sans" fo:font-size="10.5pt" fo:letter-spacing="normal" fo:font-style="normal" fo:font-weight="normal" officeooo:rsid="000d9094" officeooo:paragraph-rsid="002fdae6" style:font-name-asian="Open Sans" style:font-size-asian="10.5pt" style:font-style-asian="normal" style:font-weight-asian="normal" style:font-name-complex="Open Sans" style:font-size-complex="10.5pt" style:font-style-complex="normal" style:font-weight-complex="normal" loext:padding="0cm" loext:border="none"/>
    </style:style>
    <style:style style:name="P5" style:family="paragraph" style:parent-style-name="Standard">
      <style:paragraph-properties fo:margin-top="0cm" fo:margin-bottom="0cm" loext:contextual-spacing="false" fo:line-height="150%" fo:orphans="2" fo:widows="2"/>
      <style:text-properties fo:font-variant="normal" fo:text-transform="none" fo:color="#000000" style:font-name="Open Sans" fo:font-size="10.5pt" fo:letter-spacing="normal" fo:font-style="normal" fo:font-weight="normal" officeooo:rsid="00180e3c" officeooo:paragraph-rsid="00180e3c" style:font-name-asian="Open Sans" style:font-size-asian="10.5pt" style:font-style-asian="normal" style:font-weight-asian="normal" style:font-name-complex="Open Sans" style:font-size-complex="10.5pt" style:font-style-complex="normal" style:font-weight-complex="normal" loext:padding="0cm" loext:border="none"/>
    </style:style>
    <style:style style:name="P6" style:family="paragraph" style:parent-style-name="Standard">
      <style:paragraph-properties fo:margin-top="0cm" fo:margin-bottom="0cm" loext:contextual-spacing="false" fo:line-height="150%" fo:orphans="2" fo:widows="2"/>
      <style:text-properties fo:font-variant="normal" fo:text-transform="none" fo:color="#000000" style:font-name="Open Sans" fo:font-size="14pt" fo:letter-spacing="normal" fo:font-style="normal" fo:font-weight="bold" officeooo:rsid="00180e3c" officeooo:paragraph-rsid="00180e3c" style:font-name-asian="Open Sans" style:font-size-asian="14pt" style:font-style-asian="normal" style:font-weight-asian="bold" style:font-name-complex="Open Sans" style:font-size-complex="14pt" style:font-style-complex="normal" style:font-weight-complex="bold" loext:padding="0cm" loext:border="none"/>
    </style:style>
    <style:style style:name="P7" style:family="paragraph" style:parent-style-name="Standard">
      <style:paragraph-properties fo:margin-top="0cm" fo:margin-bottom="0cm" loext:contextual-spacing="false" style:line-height-at-least="0.661cm" fo:orphans="2" fo:widows="2"/>
      <style:text-properties officeooo:paragraph-rsid="000c7c2f"/>
    </style:style>
    <style:style style:name="P8" style:family="paragraph" style:parent-style-name="Text_20_body">
      <style:paragraph-properties fo:margin-top="0cm" fo:margin-bottom="0cm" loext:contextual-spacing="false" style:line-height-at-least="0.661cm" fo:text-align="start" style:justify-single-word="false" fo:orphans="2" fo:widows="2"/>
      <style:text-properties fo:font-variant="normal" fo:text-transform="none" fo:color="#000000" style:font-name="Open Sans" fo:font-size="11pt" fo:letter-spacing="normal" fo:font-style="normal" fo:font-weight="normal" officeooo:rsid="0023f7a1" officeooo:paragraph-rsid="0037dd36" style:font-name-asian="Open Sans" style:font-size-asian="11pt" style:font-style-asian="normal" style:font-weight-asian="normal" style:font-name-complex="Open Sans" style:font-size-complex="11pt" style:font-style-complex="normal" style:font-weight-complex="normal" loext:padding="0cm" loext:border="none"/>
    </style:style>
    <style:style style:name="P9" style:family="paragraph" style:parent-style-name="Text_20_body">
      <style:text-properties officeooo:paragraph-rsid="0024dd92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Text_20_body">
      <style:paragraph-properties fo:text-align="end" style:justify-single-word="false"/>
      <style:text-properties officeooo:paragraph-rsid="0024dd92"/>
    </style:style>
    <style:style style:name="P12" style:family="paragraph" style:parent-style-name="Text_20_body">
      <style:paragraph-properties fo:text-align="end" style:justify-single-word="false"/>
      <style:text-properties officeooo:paragraph-rsid="002fdae6"/>
    </style:style>
    <style:style style:name="P13" style:family="paragraph" style:parent-style-name="Text_20_body">
      <style:paragraph-properties fo:text-align="end" style:justify-single-word="false"/>
      <style:text-properties officeooo:rsid="0023028c" officeooo:paragraph-rsid="0037dd36"/>
    </style:style>
    <style:style style:name="P14" style:family="paragraph" style:parent-style-name="Text_20_body">
      <style:text-properties officeooo:rsid="0023028c" officeooo:paragraph-rsid="0037dd36"/>
    </style:style>
    <style:style style:name="P15" style:family="paragraph" style:parent-style-name="Text_20_body">
      <style:text-properties officeooo:paragraph-rsid="002fdae6"/>
    </style:style>
    <style:style style:name="P16" style:family="paragraph" style:parent-style-name="Text_20_body">
      <style:paragraph-properties fo:text-align="start" style:justify-single-word="false"/>
      <style:text-properties officeooo:paragraph-rsid="002fdae6"/>
    </style:style>
    <style:style style:name="P17" style:family="paragraph" style:parent-style-name="Text_20_body">
      <style:text-properties officeooo:rsid="0037dd36" officeooo:paragraph-rsid="0037dd36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Standard" style:list-style-name="L4">
      <style:text-properties fo:font-size="11pt" officeooo:paragraph-rsid="002fdae6" style:font-size-asian="11pt" style:font-size-complex="11pt"/>
    </style:style>
    <style:style style:name="P20" style:family="paragraph" style:parent-style-name="Standard" style:list-style-name="L5">
      <style:text-properties fo:font-size="11pt" style:font-size-asian="11pt" style:font-size-complex="11pt"/>
    </style:style>
    <style:style style:name="P21" style:family="paragraph" style:parent-style-name="Standard" style:list-style-name="L5">
      <style:text-properties fo:font-size="11pt" officeooo:paragraph-rsid="002fdae6" style:font-size-asian="11pt" style:font-size-complex="11pt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rsid="002104e3" officeooo:paragraph-rsid="002104e3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officeooo:paragraph-rsid="00374e91"/>
    </style:style>
    <style:style style:name="P26" style:family="paragraph" style:parent-style-name="Text_20_body" style:list-style-name="L2">
      <style:text-properties officeooo:rsid="001ebd7f" officeooo:paragraph-rsid="001ebd7f"/>
    </style:style>
    <style:style style:name="P27" style:family="paragraph" style:parent-style-name="Text_20_body" style:list-style-name="L2">
      <style:text-properties officeooo:rsid="001ebd7f" officeooo:paragraph-rsid="00374e91"/>
    </style:style>
    <style:style style:name="P28" style:family="paragraph" style:parent-style-name="Text_20_body" style:list-style-name="L3"/>
    <style:style style:name="P29" style:family="paragraph" style:parent-style-name="Text_20_body" style:list-style-name="L4">
      <style:text-properties style:font-name="Liberation Serif" fo:font-size="11pt" officeooo:paragraph-rsid="002fdae6" style:font-size-asian="11pt" style:font-size-complex="11pt"/>
    </style:style>
    <style:style style:name="P30" style:family="paragraph" style:parent-style-name="Text_20_body" style:list-style-name="L5"/>
    <style:style style:name="P31" style:family="paragraph" style:parent-style-name="Text_20_body" style:list-style-name="L5">
      <style:text-properties officeooo:paragraph-rsid="0024dd92"/>
    </style:style>
    <style:style style:name="P32" style:family="paragraph" style:parent-style-name="Text_20_body" style:list-style-name="L5">
      <style:text-properties officeooo:rsid="00269f45" officeooo:paragraph-rsid="002fdae6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text-properties officeooo:paragraph-rsid="003d5ab8"/>
    </style:style>
    <style:style style:name="P35" style:family="paragraph" style:parent-style-name="Text_20_body" style:list-style-name="L6">
      <style:text-properties officeooo:rsid="001b7741"/>
    </style:style>
    <style:style style:name="P36" style:family="paragraph" style:parent-style-name="Text_20_body" style:list-style-name="L7">
      <style:paragraph-properties fo:text-align="start" style:justify-single-word="false"/>
      <style:text-properties officeooo:paragraph-rsid="0037dd36"/>
    </style:style>
    <style:style style:name="P37" style:family="paragraph" style:parent-style-name="Text_20_body" style:list-style-name="L8">
      <style:paragraph-properties fo:text-align="start" style:justify-single-word="false"/>
      <style:text-properties officeooo:paragraph-rsid="0037dd36"/>
    </style:style>
    <style:style style:name="P38" style:family="paragraph" style:parent-style-name="Text_20_body" style:list-style-name="L5">
      <style:text-properties officeooo:rsid="0037dd36" officeooo:paragraph-rsid="0037dd36"/>
    </style:style>
    <style:style style:name="P39" style:family="paragraph" style:parent-style-name="Text_20_body" style:list-style-name="L5">
      <style:paragraph-properties fo:text-align="start" style:justify-single-word="false"/>
      <style:text-properties fo:font-size="11pt" officeooo:rsid="0037dd36" officeooo:paragraph-rsid="0037dd36" style:font-size-asian="11pt" style:font-size-complex="11pt"/>
    </style:style>
    <style:style style:name="P40" style:family="paragraph" style:parent-style-name="Text_20_body" style:list-style-name="L5">
      <style:text-properties officeooo:rsid="0023f7a1" officeooo:paragraph-rsid="0037dd36"/>
    </style:style>
    <style:style style:name="P41" style:family="paragraph" style:parent-style-name="Text_20_body" style:list-style-name="L9"/>
    <style:style style:name="P42" style:family="paragraph" style:parent-style-name="Text_20_body" style:list-style-name="L10"/>
    <style:style style:name="P43" style:family="paragraph" style:parent-style-name="Text_20_body" style:list-style-name="L11"/>
    <style:style style:name="P44" style:family="paragraph" style:parent-style-name="Text_20_body" style:list-style-name="L12"/>
    <style:style style:name="P45" style:family="paragraph" style:parent-style-name="Text_20_body" style:list-style-name="L5">
      <style:paragraph-properties fo:margin-top="0cm" fo:margin-bottom="0cm" loext:contextual-spacing="false" style:line-height-at-least="0.661cm" fo:orphans="2" fo:widows="2"/>
      <style:text-properties officeooo:paragraph-rsid="0037dd36"/>
    </style:style>
    <style:style style:name="P46" style:family="paragraph" style:parent-style-name="Text_20_body">
      <style:paragraph-properties fo:margin-top="0cm" fo:margin-bottom="0cm" loext:contextual-spacing="false" style:line-height-at-least="0.661cm" fo:text-align="start" style:justify-single-word="false" fo:orphans="2" fo:widows="2"/>
      <style:text-properties fo:font-variant="normal" fo:text-transform="none" fo:color="#000000" style:font-name="Open Sans" fo:font-size="11pt" fo:letter-spacing="normal" fo:font-style="normal" fo:font-weight="normal" officeooo:rsid="0023f7a1" officeooo:paragraph-rsid="0037dd36" style:font-name-asian="Open Sans" style:font-size-asian="11pt" style:font-style-asian="normal" style:font-weight-asian="normal" style:font-name-complex="Open Sans" style:font-size-complex="11pt" style:font-style-complex="normal" style:font-weight-complex="normal" loext:padding="0cm" loext:border="none"/>
    </style:style>
    <style:style style:name="P47" style:family="paragraph" style:parent-style-name="Heading_20_2">
      <style:text-properties officeooo:paragraph-rsid="00374e91"/>
    </style:style>
    <style:style style:name="P48" style:family="paragraph" style:parent-style-name="Heading_20_2">
      <style:text-properties officeooo:paragraph-rsid="0023028c"/>
    </style:style>
    <style:style style:name="T1" style:family="text">
      <style:text-properties officeooo:rsid="000d94b3"/>
    </style:style>
    <style:style style:name="T2" style:family="text">
      <style:text-properties officeooo:rsid="00160506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333333" style:font-name="Helvetica Neue" fo:font-size="11pt" fo:letter-spacing="normal" fo:font-style="normal" fo:font-weight="normal" officeooo:rsid="0010b5b5" style:font-size-asian="11pt" style:font-size-complex="11pt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35fa0b"/>
    </style:style>
    <style:style style:name="T7" style:family="text">
      <style:text-properties officeooo:rsid="001b7741"/>
    </style:style>
    <style:style style:name="T8" style:family="text">
      <style:text-properties officeooo:rsid="001ebd7f"/>
    </style:style>
    <style:style style:name="T9" style:family="text">
      <style:text-properties officeooo:rsid="0023028c"/>
    </style:style>
    <style:style style:name="T10" style:family="text">
      <style:text-properties style:font-name="Liberation Serif"/>
    </style:style>
    <style:style style:name="T11" style:family="text">
      <style:text-properties officeooo:rsid="0028b29f"/>
    </style:style>
    <style:style style:name="T12" style:family="text">
      <style:text-properties officeooo:rsid="002fdae6"/>
    </style:style>
    <style:style style:name="T13" style:family="text">
      <style:text-properties officeooo:rsid="0034ffee"/>
    </style:style>
    <style:style style:name="T14" style:family="text">
      <style:text-properties officeooo:rsid="0035fa0b"/>
    </style:style>
    <style:style style:name="T15" style:family="text">
      <style:text-properties officeooo:rsid="0039b020"/>
    </style:style>
    <style:style style:name="T16" style:family="text">
      <style:text-properties officeooo:rsid="003d5a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hit Yadav</text:p>
      <text:p text:style-name="P5"><text:a xlink:type="simple" xlink:href="mailto:f2014074@pilani.bits-pilani.ac.in" text:style-name="Internet_20_link" text:visited-style-name="Visited_20_Internet_20_Link"><text:span text:style-name="T3">f2014074@pilani.bits-pilani.ac.in</text:span></text:a></text:p>
      <text:p text:style-name="P6">+91-9619256185</text:p>
      <text:h text:style-name="Heading_20_2" text:outline-level="2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Bachelor of Engineering (Honours) Computer Science </text:p>
            <text:p text:style-name="Text_20_body">Birla Institute of Technology and Science, Pilani</text:p>
          </table:table-cell>
          <table:table-cell table:style-name="Table1.A1" office:value-type="string">
            <text:p text:style-name="Text_20_body">CGPA:8.95/10</text:p>
            <text:p text:style-name="Text_20_body">2014-current</text:p>
          </table:table-cell>
        </table:table-row>
        <table:table-row>
          <table:table-cell table:style-name="Table1.A2" office:value-type="string">
            <text:p text:style-name="Text_20_body">CBSE(XII)</text:p>
            <text:p text:style-name="Text_20_body">Apeejay School, Kharghar</text:p>
          </table:table-cell>
          <table:table-cell table:style-name="Table1.A1" office:value-type="string">
            <text:p text:style-name="Text_20_body">95.4%</text:p>
            <text:p text:style-name="Text_20_body">2014</text:p>
          </table:table-cell>
        </table:table-row>
        <table:table-row>
          <table:table-cell table:style-name="Table1.A1" office:value-type="string">
            <text:p text:style-name="Text_20_body">CBSE(X)</text:p>
            <text:p text:style-name="Text_20_body">Apeejay School, Kharghar</text:p>
          </table:table-cell>
          <table:table-cell table:style-name="Table1.A1" office:value-type="string">
            <text:p text:style-name="Text_20_body">CGPA:10/10</text:p>
            <text:p text:style-name="Text_20_body">2012</text:p>
          </table:table-cell>
        </table:table-row>
      </table:table>
      <text:p text:style-name="P7"/>
      <text:h text:style-name="Heading_20_2" text:outline-level="2">Electives</text:h>
      <text:list xml:id="list7384331429724840896" text:style-name="L1">
        <text:list-item>
          <text:p text:style-name="P22">Machine Learning </text:p>
        </text:list-item>
        <text:list-item>
          <text:p text:style-name="P22">Neural Networks and Fuzzy Logic</text:p>
        </text:list-item>
        <text:list-item>
          <text:p text:style-name="P22">Data Mining</text:p>
        </text:list-item>
        <text:list-item>
          <text:p text:style-name="P23">Computer Graphics</text:p>
        </text:list-item>
      </text:list>
      <text:h text:style-name="Heading_20_2" text:outline-level="2">Online Courses</text:h>
      <text:list xml:id="list5201510514689249467" text:style-name="L2">
        <text:list-item>
          <text:p text:style-name="P24">Artificial Intelligence for Robotics(Udacity)</text:p>
        </text:list-item>
        <text:list-item>
          <text:p text:style-name="P24">Machine Learning Foundations: A Case Study Approach(Coursera)</text:p>
        </text:list-item>
        <text:list-item>
          <text:p text:style-name="P24">Control of mobile robots <text:span text:style-name="T8">(Coursera)</text:span></text:p>
        </text:list-item>
        <text:list-item>
          <text:p text:style-name="P26">Neural Networks for Machine Learning (Coursera)</text:p>
        </text:list-item>
      </text:list>
      <text:h text:style-name="P47" text:outline-level="2">Research Interests</text:h>
      <text:list xml:id="list175748516456042" text:continue-numbering="true" text:style-name="L2">
        <text:list-item>
          <text:p text:style-name="P25"><text:span text:style-name="T15">Deep</text:span> Learning</text:p>
        </text:list-item>
        <text:list-item>
          <text:p text:style-name="P27"><text:span text:style-name="T15">Mobile </text:span>Robotics </text:p>
        </text:list-item>
      </text:list>
      <text:h text:style-name="Heading_20_2" text:outline-level="2">Internship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Developer for Geoscience DataCube,ISRO</text:p>
          </table:table-cell>
          <table:table-cell table:style-name="Table3.B1" office:value-type="string">
            <text:p text:style-name="Text_20_body">May 2016-July-2016</text:p>
          </table:table-cell>
        </table:table-row>
      </table:table>
      <text:list xml:id="list4574260793041035308" text:style-name="L3">
        <text:list-item>
          <text:p text:style-name="P28">Guide:Dr Sameer Saran, Scientist, Geoinformatics Division, Indian Institute of Remote Sensing, Dehradun</text:p>
        </text:list-item>
        <text:list-item>
          <text:p text:style-name="P28">Geoscience Data Cube provides an integrated gridded data analysis environment for decades of analysis ready earth observation satellite.</text:p>
        </text:list-item>
        <text:list-item>
          <text:p text:style-name="P28">Developed a working prototype for ISRO based on the Australian Geoscience Data Cube.</text:p>
        </text:list-item>
        <text:list-item>
          <text:p text:style-name="P28">I was responsible for developing archival and retreival system for large size geospatial data,preprocessing module and analysis module.</text:p>
        </text:list-item>
        <text:list-item>
          <text:p text:style-name="P28">Prototype currently being succesfully used in IIRS.</text:p>
        </text:list-item>
      </text:list>
      <text:p text:style-name="Text_20_body"/>
      <text:p text:style-name="Text_20_body"/>
      <text:p text:style-name="P18"/>
      <text:h text:style-name="Heading_20_2" text:outline-level="2">Projec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Speeding Up Multi-Robot exploration <text:span text:style-name="T8">using</text:span> background information </text:p>
          </table:table-cell>
          <table:table-cell table:style-name="Table5.B1" office:value-type="string">
            <text:p text:style-name="P15">Apr 2016 - <text:span text:style-name="T9">ongoing</text:span></text:p>
          </table:table-cell>
        </table:table-row>
      </table:table>
      <text:p text:style-name="P16"><text:span text:style-name="T10">Guide: </text:span>Prof. Sudeept Mohan , <text:span text:style-name="T11">Dr. Avinash Gautam</text:span></text:p>
      <text:p text:style-name="P16">The ability to autonomously learn a model of an environment is an important capability of a mobile robot. In this p<text:span text:style-name="T13">roject</text:span>, we explor<text:span text:style-name="T13">e</text:span> a scene given background information in form of a topo-metric graph of the environment. <text:span text:style-name="T13">This</text:span> method is relevant for several real-world applications in which the rough structure of the environment is known beforehand.</text:p>
      <text:list xml:id="list5110671013339832811" text:style-name="L4">
        <text:list-item>
          <text:p text:style-name="P29">Using previous information about exploration site to speed up robot exploration.</text:p>
        </text:list-item>
        <text:list-item>
          <text:p text:style-name="P19">Implementing above in a multi-robot system.</text:p>
        </text:list-item>
        <text:list-item>
          <text:p text:style-name="P19">Currently working on automatic node production for exploration purposes and priority assignment of frontiers.</text:p>
        </text:list-item>
      </text:list>
      <text:p text:style-name="P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5">Portfolio Analysis using neural networks <text:s text:c="71"/></text:p>
          </table:table-cell>
          <table:table-cell table:style-name="Table11.B1" office:value-type="string">
            <text:p text:style-name="P12"><text:span text:style-name="T12">September </text:span>2016-<text:span text:style-name="T12">October 2016</text:span></text:p>
          </table:table-cell>
        </table:table-row>
      </table:table>
      <text:p text:style-name="P3"><text:span text:style-name="T5">This project aim</text:span><text:span text:style-name="T6">ed </text:span><text:span text:style-name="T5">to evaluate the </text:span><text:span text:style-name="T6">predictive power of elman neural networks as compared to conventional feed-forward neural networks in stock-market prediction.In this project we trained the two networks to predict future returns for a portfolio of stocks.Elman neural networks fared much better than a single hidden layer feed forward network.</text:span></text:p>
      <text:list xml:id="list2071764521899075838" text:style-name="L5">
        <text:list-item>
          <text:p text:style-name="P32">Course project of Neural Networks and Fuzzy Logic.</text:p>
        </text:list-item>
        <text:list-item>
          <text:p text:style-name="P32">Future returns prediction of portfolio of stocks.</text:p>
        </text:list-item>
        <text:list-item>
          <text:p text:style-name="P21">Comparision between future returns predictions of Elman Neural Networks (Recurrent Neural Networks) and <text:s/>Vector Auto Regression(VAR,<text:span text:style-name="T14">feedforward network</text:span>)Model.</text:p>
          <text:p text:style-name="P21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BITS LifeGuard – Driver Safety Jacket</text:p>
          </table:table-cell>
          <table:table-cell table:style-name="Table4.B1" office:value-type="string">
            <text:p text:style-name="Text_20_body">Oct 2015 – Apr 2016</text:p>
          </table:table-cell>
        </table:table-row>
      </table:table>
      <text:p text:style-name="Text_20_body">Guide: Prof. Rahul Banerjee, Head of Department, Computer Science Engineering, BITS Pilani</text:p>
      <text:p text:style-name="Text_20_body">This research project aims to protect human lives from those road accidents that result <text:span text:style-name="T12">from </text:span>degradation in the reflex level of the vehicular driver. Currently, it focuses on light vehicles and their drivers/occupants. </text:p>
      <text:list xml:id="list2562905791287876491" text:style-name="L6">
        <text:list-item>
          <text:p text:style-name="P35">Worked on reverse geocoding to approximate user location and select corresponding regional settings.</text:p>
        </text:list-item>
        <text:list-item>
          <text:p text:style-name="P33"><text:span text:style-name="T7">W</text:span>orked on the speech and audio synthesis part of the project. Various open source speech synthesis</text:p>
          <text:p text:style-name="P34">softwares were used such as Google TTS .</text:p>
        </text:list-item>
        <text:list-item>
          <text:p text:style-name="P34"><text:span text:style-name="T16">A</text:span>udio stitching using python libraries such as pydub and pyAudio.</text:p>
        </text:list-item>
      </text:list>
      <text:list xml:id="list175747392153555" text:continue-list="list2071764521899075838" text:style-name="L5">
        <text:list-header>
          <text:p text:style-name="P45"/>
        </text:list-header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7">ROS Global path planner plugins </text:p>
          </table:table-cell>
          <table:table-cell table:style-name="Table12.B1" office:value-type="string">
            <text:p text:style-name="P13">Jan 2017-ongoing</text:p>
          </table:table-cell>
        </table:table-row>
      </table:table>
      <text:list xml:id="list7437471972218171902" text:style-name="L7">
        <text:list-header>
          <text:p text:style-name="P36"><text:span text:style-name="T10">Guide: </text:span>Prof. Sudeept Mohan , <text:span text:style-name="T11">Dr. Avinash Gautam</text:span></text:p>
        </text:list-header>
      </text:list>
      <text:list xml:id="list175747810835746" text:continue-list="list175747392153555" text:style-name="L5">
        <text:list-item>
          <text:p text:style-name="P38">Writing global path planner plugins for the ROS Navigation Stack.</text:p>
        </text:list-item>
        <text:list-item>
          <text:p text:style-name="P39">Algorithms currently implemented – A*.</text:p>
        </text:list-item>
        <text:list-item>
          <text:p text:style-name="P30">Plans for plugins for D* and RRT algoritms.</text:p>
          <text:p text:style-name="P45"/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LIZI robot – path planner using <text:s/>Q-learning </text:p>
          </table:table-cell>
          <table:table-cell table:style-name="Table10.B1" office:value-type="string">
            <text:p text:style-name="P13">Jan 2017-ongoing</text:p>
          </table:table-cell>
        </table:table-row>
      </table:table>
      <text:list xml:id="list8639969253986027551" text:style-name="L8">
        <text:list-header>
          <text:p text:style-name="P37"><text:span text:style-name="T10">Guide: </text:span>Prof. Sudeept Mohan , <text:span text:style-name="T11">Dr. Avinash Gautam</text:span></text:p>
        </text:list-header>
      </text:list>
      <text:list xml:id="list175748412052209" text:continue-list="list175747810835746" text:style-name="L5">
        <text:list-item>
          <text:p text:style-name="P40">Implementing path planner for LIZI robots in an indoor environment.</text:p>
        </text:list-item>
        <text:list-item>
          <text:p text:style-name="P30">Using Q-learning for path plannning.</text:p>
        </text:list-item>
      </text:list>
      <text:p text:style-name="P8"/>
      <text:p text:style-name="P8"/>
      <text:p text:style-name="P8"/>
      <text:p text:style-name="P8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9">The Fall Detector <text:s text:c="72"/></text:p>
          </table:table-cell>
          <table:table-cell table:style-name="Table9.B1" office:value-type="string">
            <text:p text:style-name="P11">Mar 2016</text:p>
          </table:table-cell>
        </table:table-row>
      </table:table>
      <text:list xml:id="list175748831662466" text:continue-numbering="true" text:style-name="L5">
        <text:list-item>
          <text:p text:style-name="P31">The fall detector was used as an alert system which could be used in case of emergencies faced when someone aged experiences a sudden fall.</text:p>
        </text:list-item>
        <text:list-item>
          <text:p text:style-name="P31">The components used were Texas Instrument’s IOT Kit which included the CC3200 Launchpad</text:p>
        </text:list-item>
        <text:list-item>
          <text:p text:style-name="P31"><text:span text:style-name="T15">IMU readings </text:span><text:s/><text:span text:style-name="T15">were used </text:span>to detect sudden falls and as soon as a fall was detected ,by the system, a signal was sent <text:span text:style-name="T15">to</text:span> the cloud which int<text:span text:style-name="T8">u</text:span>rn <text:span text:style-name="T15">was </text:span>used to send a message to the concerned person</text:p>
        </text:list-item>
        <text:list-item>
          <text:p text:style-name="P20">Worked on the designing of the circuit as well as coding on the Energia interface.</text:p>
        </text:list-item>
      </text:list>
      <text:h text:style-name="P48" text:outline-level="2">Technical Skills</text:h>
      <text:list xml:id="list4844438510181820337" text:style-name="L9">
        <text:list-item>
          <text:p text:style-name="P41">Programming Languages: C, C++, Java, Python, Shell script, LaTeX,Prolog,<text:span text:style-name="T8">Scheme</text:span></text:p>
        </text:list-item>
        <text:list-item>
          <text:p text:style-name="P41">Databases: MySQL</text:p>
        </text:list-item>
        <text:list-item>
          <text:p text:style-name="P41">Data Analysis Packages: IBM SPSS , <text:span text:style-name="T8">WEKA</text:span></text:p>
        </text:list-item>
        <text:list-item>
          <text:p text:style-name="P41">Others: ROS</text:p>
        </text:list-item>
      </text:list>
      <text:h text:style-name="Heading_20_2" text:outline-level="2">Achievem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-Recipient of Merit­ Scholarship from BITS for excellence in Academics</text:p>
          </table:table-cell>
          <table:table-cell table:style-name="Table2.B1" office:value-type="string">
            <text:p text:style-name="P10">2014</text:p>
          </table:table-cell>
        </table:table-row>
        <table:table-row>
          <table:table-cell table:style-name="Table2.A2" office:value-type="string">
            <text:p text:style-name="Text_20_body">-<text:span text:style-name="T1">Awarded the Government of India INSPIRE scholarship</text:span></text:p>
          </table:table-cell>
          <table:table-cell table:style-name="Table2.B2" office:value-type="string">
            <text:p text:style-name="P10">2014</text:p>
          </table:table-cell>
        </table:table-row>
        <table:table-row>
          <table:table-cell table:style-name="Table2.A2" office:value-type="string">
            <text:p text:style-name="Text_20_body">-<text:span text:style-name="T1">CBSE class XII top 1 percentile</text:span></text:p>
          </table:table-cell>
          <table:table-cell table:style-name="Table2.B2" office:value-type="string">
            <text:p text:style-name="P10">2014</text:p>
          </table:table-cell>
        </table:table-row>
        <table:table-row>
          <table:table-cell table:style-name="Table2.A2" office:value-type="string">
            <text:p text:style-name="Text_20_body">-<text:span text:style-name="T1">CBSE Class X School Topper</text:span></text:p>
          </table:table-cell>
          <table:table-cell table:style-name="Table2.B2" office:value-type="string">
            <text:p text:style-name="P10">2012</text:p>
          </table:table-cell>
        </table:table-row>
        <table:table-row>
          <table:table-cell table:style-name="Table2.A2" office:value-type="string">
            <text:p text:style-name="Text_20_body">-Member of one of the top 8 teams in Texas Instruments Internet of Things Challenge</text:p>
          </table:table-cell>
          <table:table-cell table:style-name="Table2.B2" office:value-type="string">
            <text:p text:style-name="P10">2016</text:p>
          </table:table-cell>
        </table:table-row>
        <table:table-row>
          <table:table-cell table:style-name="Table2.A2" office:value-type="string">
            <text:p text:style-name="Text_20_body">-Project selected as one amongst the top 8 in the Problem Statement of Schneider Electric’s IOT theme in APOGEE Innovation challenge at APOGEE 2016.</text:p>
          </table:table-cell>
          <table:table-cell table:style-name="Table2.B2" office:value-type="string">
            <text:p text:style-name="P10">2016</text:p>
          </table:table-cell>
        </table:table-row>
      </table:table>
      <text:h text:style-name="Heading_20_2" text:outline-level="2" text:is-list-header="true"/>
      <text:h text:style-name="Heading_20_2" text:outline-level="2">Positions of Responsibility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School Prefect</text:p>
          </table:table-cell>
          <table:table-cell table:style-name="Table6.B1" office:value-type="string">
            <text:p text:style-name="P10">2014</text:p>
          </table:table-cell>
        </table:table-row>
      </table:table>
      <text:p text:style-name="P2"/>
      <text:list xml:id="list7418177201085510925" text:style-name="L10">
        <text:list-item>
          <text:p text:style-name="P42">School prefect of one of four houses in <text:span text:style-name="T8">my </text:span>school.</text:p>
        </text:list-item>
        <text:list-item>
          <text:p text:style-name="P42">Won best house of the year during my tenure.</text:p>
          <text:p text:style-name="P42"/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Team Rob<text:span text:style-name="T8">o</text:span>con BITS Pilani , Electronics <text:span text:style-name="T8">and Coding </text:span>Head</text:p>
          </table:table-cell>
          <table:table-cell table:style-name="Table7.B1" office:value-type="string">
            <text:p text:style-name="P10">2015-2016</text:p>
          </table:table-cell>
        </table:table-row>
      </table:table>
      <text:list xml:id="list4388634513386585357" text:style-name="L11">
        <text:list-item>
          <text:p text:style-name="P43">Head of electronics <text:span text:style-name="T8">and coding </text:span>module</text:p>
        </text:list-item>
        <text:list-item>
          <text:p text:style-name="P43">Responsible for directing the electronics team and taking various design decisions regarding <text:span text:style-name="T8">software,electronics and pcb design.</text:span></text:p>
        </text:list-item>
      </text:list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ext_20_body">Team Robo<text:span text:style-name="T8">co</text:span>n BITS Pilani , Treasurer</text:p>
          </table:table-cell>
          <table:table-cell table:style-name="Table8.B1" office:value-type="string">
            <text:p text:style-name="P10">2015-2016</text:p>
          </table:table-cell>
        </table:table-row>
      </table:table>
      <text:list xml:id="list3043024902870420024" text:style-name="L12">
        <text:list-item>
          <text:p text:style-name="P44">Responsible for <text:span text:style-name="T8">handling </text:span>financial record<text:span text:style-name="T8">s</text:span> <text:span text:style-name="T8">and transactions </text:span>of the club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6cm" loext:contextual-spacing="false" fo:line-height="100%"/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pt" fo:font-weight="bold" style:font-size-asian="12pt" style:font-weight-asian="bold" style:font-size-complex="12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08:47:43.304128906</meta:creation-date>
    <meta:editing-duration>PT1H29M14S</meta:editing-duration>
    <meta:editing-cycles>24</meta:editing-cycles>
    <meta:generator>LibreOffice/5.1.4.2$Linux_X86_64 LibreOffice_project/10m0$Build-2</meta:generator>
    <dc:date>2017-03-17T17:57:47.267522307</dc:date>
    <meta:document-statistic meta:table-count="12" meta:image-count="0" meta:object-count="0" meta:page-count="3" meta:paragraph-count="110" meta:word-count="832" meta:character-count="5507" meta:non-whitespace-character-count="4672"/>
  </office:meta>
</office:document-meta>
</file>